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700000024367F4C5B.pn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5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draw:auto-grow-height="true" fo:min-height="13.86cm"/>
    </style:style>
    <style:style style:name="pr5" style:family="presentation" style:parent-style-name="oranssi-outline1" style:list-style-name="L3">
      <style:graphic-properties draw:fill-color="#ffffff" draw:auto-grow-height="true" fo:min-height="13.86cm"/>
    </style:style>
    <style:style style:name="pr6" style:family="presentation" style:parent-style-name="oranssi-title">
      <style:graphic-properties draw:auto-grow-height="true" fo:min-height="3.507cm"/>
    </style:style>
    <style:style style:name="pr7" style:family="presentation" style:parent-style-name="oranssi-notes">
      <style:graphic-properties draw:fill-color="#ffffff" fo:min-height="13.114cm"/>
    </style:style>
    <style:style style:name="pr8" style:family="presentation" style:parent-style-name="oranssi-title">
      <style:graphic-properties fo:min-height="3.256cm"/>
    </style:style>
    <style:style style:name="pr9" style:family="presentation" style:parent-style-name="oranssi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line-height="100%" text:enable-numbering="false" fo:text-indent="0cm"/>
    </style:style>
    <style:style style:name="P7" style:family="paragraph">
      <style:paragraph-properties fo:margin-left="2.478cm" fo:margin-right="0cm" fo:line-height="100%" fo:text-align="start" text:enable-numbering="true" fo:text-indent="-1.208cm"/>
    </style:style>
    <style:style style:name="P8" style:family="paragraph">
      <style:paragraph-properties fo:margin-left="1.2cm" fo:margin-right="0cm" fo:line-height="100%" fo:text-align="start" text:enable-numbering="true" fo:text-indent="-0.9cm"/>
    </style:style>
    <style:style style:name="P9" style:family="paragraph">
      <style:paragraph-properties fo:margin-left="1.2cm" fo:margin-right="0cm" fo:line-height="100%" text:enable-numbering="true" fo:text-indent="-0.9cm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family-asian="'ヒラギノ角ゴ Pro W3'" style:font-pitch-asian="variable" style:font-family-complex="'ヒラギノ角ゴ Pro W3'" style:font-pitch-complex="variable"/>
    </style:style>
    <style:style style:name="T6" style:family="text">
      <style:text-properties fo:font-family="'Courier 10 Pitch'" style:font-style-name="Regular" style:font-pitch="fixed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1.27cm" text:min-label-width="1.208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2.645cm" text:min-label-width="1.20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4.127cm" text:min-label-width="1.20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5.715cm" text:min-label-width="1.208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2010000002700000024367F4C5B.png" xlink:type="simple" xlink:show="embed" xlink:actuate="onLoad">
        <style:list-level-properties text:space-before="1.27cm" text:min-label-width="1.208cm" style:vertical-pos="middle" style:vertical-rel="line" fo:width="0.654cm" fo:height="0.604cm"/>
      </text:list-level-style-image>
      <text:list-level-style-bullet text:level="2" text:bullet-char="•">
        <style:list-level-properties text:space-before="2.645cm" text:min-label-width="1.209cm"/>
        <style:text-properties fo:font-family="Chalkboard" style:font-pitch="variable" fo:color="#000000" fo:font-size="66%"/>
      </text:list-level-style-bullet>
      <text:list-level-style-bullet text:level="3" text:bullet-char="•">
        <style:list-level-properties text:space-before="4.127cm" text:min-label-width="1.208cm"/>
        <style:text-properties fo:font-family="Chalkboard" style:font-pitch="variable" fo:color="#000000" fo:font-size="66%"/>
      </text:list-level-style-bullet>
      <text:list-level-style-bullet text:level="4" text:bullet-char="•">
        <style:list-level-properties text:space-before="5.715cm" text:min-label-width="1.208cm"/>
        <style:text-properties fo:font-family="Chalkboard" style:font-pitch="variable" fo:color="#000000" fo:font-size="66%"/>
      </text:list-level-style-bullet>
      <text:list-level-style-bullet text:level="5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6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7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8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</text:list-style>
    <text:list-style style:name="L5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ift Web Framework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4">Today</text:span>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cala is a great language for building web frameworks and web apps</text:p>
              </text:list-item>
            </text:list>
            <text:list text:style-name="L3">
              <text:list-item>
                <text:p text:style-name="P7">Scala has a ton of features that make the job super-simple</text:p>
              </text:list-item>
            </text:list>
            <text:list text:style-name="L3">
              <text:list-item>
                <text:p text:style-name="P7">So... here we go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6">Scala Function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Functions are Objects</text:p>
              </text:list-item>
            </text:list>
            <text:list text:style-name="L2">
              <text:list-item>
                <text:p text:style-name="P8">Objects can be passed as parameters</text:p>
              </text:list-item>
            </text:list>
            <text:list text:style-name="L2">
              <text:list-item>
                <text:p text:style-name="P8">Functions are syntactically easy to create</text:p>
              </text:list-item>
            </text:list>
            <text:list text:style-name="L4">
              <text:list-item>
                <text:p text:style-name="P7">var name = “”<text:span text:style-name="T5"><text:line-break/></text:span>SHtml.text(name, name = _)</text:p>
              </text:list-item>
            </text:list>
            <text:list text:style-name="L2">
              <text:list-item>
                <text:p text:style-name="P9">They bind to variables/values (e.g. na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6">Partial Function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PartialFunction[A,B] extends Function1[A,B]</text:p>
              </text:list-item>
            </text:list>
            <text:list text:style-name="L2">
              <text:list-item>
                <text:p text:style-name="P9">isDefinedAt(x: A)</text:p>
              </text:list-item>
            </text:list>
            <text:list text:style-name="L2">
              <text:list-item>
                <text:p text:style-name="P9">Better known as pattern matching:<text:span text:style-name="T5"><text:line-break/></text:span>{<text:span text:style-name="T5"><text:line-break/></text:span> <text:s/>case Foo(bar) =&gt; bar<text:span text:style-name="T5"><text:line-break/></text:span> <text:s/>case Baz(dog) =&gt; dog<text:span text:style-name="T5"><text:line-break/></text:span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6">Composing Partial Function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{ case Foo(bar) =&gt; bar<text:span text:style-name="T5"><text:line-break/></text:span> <text:s/>case Baz(dog) =&gt; dog<text:span text:style-name="T5"><text:line-break/></text:span>} orElse { // compose<text:span text:style-name="T5"><text:line-break/></text:span> <text:s/>case Moo(cow) =&gt; cow<text:span text:style-name="T5"><text:line-break/></text:span> <text:s/>case Meow(cat) =&gt; cat<text:span text:style-name="T5"><text:line-break/></text:span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6">Extractors and Guar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Extract data while matching other parts in a pattern:<text:span text:style-name="T5"><text:line-break/></text:span>{ case “Foo” :: id :: Nil =&gt; doIt(id) }</text:p>
              </text:list-item>
            </text:list>
            <text:list text:style-name="L2">
              <text:list-item>
                <text:p text:style-name="P8">Guards:<text:span text:style-name="T5"><text:line-break/></text:span>{ case “Foo” :: id :: Nil <text:span text:style-name="T5"><text:line-break/></text:span> <text:s/>if isValid(id) &amp;&amp; loggedIn_? =&gt; doIt(id)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6">Remembering Function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Functions are Objects</text:p>
              </text:list-item>
            </text:list>
            <text:list text:style-name="L2">
              <text:list-item>
                <text:p text:style-name="P8">Map[String, String =&gt; XML]<text:span text:style-name="T5"><text:line-break/></text:span>Map[String, PartialFunction[String, XML]]</text:p>
              </text:list-item>
            </text:list>
            <text:list text:style-name="L2">
              <text:list-item>
                <text:p text:style-name="P8">GET /ajax?OPAQUE_ID=someValue<text:span text:style-name="T5"><text:line-break/></text:span>Map[OPAQUE_ID](someVal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625cm" svg:x="1.4cm" svg:y="0.778cm" presentation:class="title" presentation:user-transformed="true">
          <draw:text-box>
            <text:p text:style-name="P6">XML literals and manipulation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In Scala, XML is like String: supported at the language level and immutable</text:p>
              </text:list-item>
            </text:list>
            <text:list text:style-name="L2">
              <text:list-item>
                <text:p text:style-name="P9">&lt;foo&gt;{(1 to 10).map(i =&gt; &lt;val&gt;{i}&lt;/val&gt;)}&lt;/foo&gt;</text:p>
              </text:list-item>
            </text:list>
            <text:list text:style-name="L2">
              <text:list-item>
                <text:p text:style-name="P9">(xml \ “val”).map(_.text.toInt).<text:span text:style-name="T5"><text:line-break/></text:span> <text:s/>.foldLeft(0)(_ + _) == 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 text:style-name="P6">Actors and Partial Function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8">Threadless, stackless units of execution</text:p>
              </text:list-item>
            </text:list>
            <text:list text:style-name="L2">
              <text:list-item>
                <text:p text:style-name="P8">React to events and otherwise consume nothing but memory</text:p>
              </text:list-item>
            </text:list>
            <text:list text:style-name="L4">
              <text:list-item>
                <text:p text:style-name="P7">react(PartialFunction[Any, Any]) -&gt;<text:span text:style-name="T5"><text:line-break/></text:span>react {case Foo(bar) =&gt; doSomething(bar)<text:span text:style-name="T5"><text:line-break/></text:span> <text:s text:c="7"/>case Baz(dog) =&gt; doElse(dog) }</text:p>
              </text:list-item>
            </text:list>
            <text:list text:style-name="L2">
              <text:list-item>
                <text:p text:style-name="P9">react(primaryHndlr orElse secondaryHndl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Lift REST API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9">LiftRules.addDispatchBefore {<text:span text:style-name="T5"><text:line-break/></text:span>case RequestState(<text:span text:style-name="T5"><text:line-break/></text:span>"showstates":: xs, "xml", GetRequest) =&gt; XmlServer.showStates(xs) }</text:p>
              </text:list-item>
            </text:list>
            <text:list text:style-name="L2">
              <text:list-item>
                <text:p text:style-name="P9">def showStates(...) = XmlResponse(<text:span text:style-name="T5"><text:line-break/></text:span>&lt;states renderedAt={timeNow.toString}&gt;<text:span text:style-name="T5"><text:line-break/></text:span>... &lt;/states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Lift and HTML form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9">var name = “”<text:span text:style-name="T5"><text:line-break/></text:span>text(name, name = _)</text:p>
              </text:list-item>
            </text:list>
            <text:list text:style-name="L2">
              <text:list-item>
                <text:p text:style-name="P9">def setLocale(loc: String) ...<text:span text:style-name="T5"><text:line-break/></text:span><text:span text:style-name="T5"><text:line-break/></text:span>select(Locale.getAvailableLocales.toList.<text:span text:style-name="T5"><text:line-break/></text:span>map(lo =&gt; (lo.toString, lo.getDisplayName)),<text:span text:style-name="T5"><text:line-break/></text:span>setLoca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Lift &amp; AJAX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9">AJAX elements are bound to functions:<text:span text:style-name="T5"><text:line-break/></text:span>a(() =&gt; {cnt = cnt + 1; SetHtml("cnt_id", Text( cnt.toString))}, “click me”)</text:p>
              </text:list-item>
            </text:list>
            <text:list text:style-name="L2">
              <text:list-item>
                <text:p text:style-name="P9">ajaxSelect(opts, <text:span text:style-name="T5"><text:line-break/></text:span> <text:s text:c="2"/>v =&gt; DisplayMessage("You selected "+v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Lift CometActor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 text:style-name="P9">Lift deals with all the plumbing</text:p>
              </text:list-item>
            </text:list>
            <text:list text:style-name="L2">
              <text:list-item>
                <text:p text:style-name="P9">def render = bind("time" -&gt; timeSpan)</text:p>
              </text:list-item>
            </text:list>
            <text:list text:style-name="L2">
              <text:list-item>
                <text:p text:style-name="P9">override def lowPriority = {<text:span text:style-name="T5"><text:line-break/></text:span> <text:s text:c="3"/>case Tick =&gt; reRender(false)<text:span text:style-name="T5"><text:line-break/></text:span>}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<text:span text:style-name="T4">Chat App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mvn archetype:create -U <text:s/>\</text:span><text:span text:style-name="T6"><text:line-break/></text:span><text:span text:style-name="T6">-DarchetypeGroupId=net.liftweb \</text:span><text:span text:style-name="T6"><text:line-break/></text:span><text:span text:style-name="T6">-DarchetypeArtifactId=lift-archetype-basic \</text:span><text:span text:style-name="T6"><text:line-break/></text:span><text:span text:style-name="T6">-DarchetypeVersion=0.10-SNAPSHOT \</text:span><text:span text:style-name="T6"><text:line-break/></text:span><text:span text:style-name="T6">-DremoteRepositories=</text:span><text:span text:style-name="T6"><text:a xlink:href="http://scala-tools.org/repo-snapshots">http://scala-tools.org/repo-snapshots</text:a></text:span><text:span text:style-name="T6"> \</text:span><text:span text:style-name="T6"><text:line-break/></text:span><text:span text:style-name="T6">-DgroupId=com.liftweb -DartifactId=chat</text:span></text:p>
              </text:list-item>
            </text:list>
            <text:list text:style-name="L2">
              <text:list-item>
                <text:p text:style-name="P5"><text:span text:style-name="T4">Chat Controller</text:span></text:p>
              </text:list-item>
            </text:list>
            <text:list text:style-name="L2">
              <text:list-item>
                <text:p text:style-name="P5"><text:span text:style-name="T4">Chat Comet Actor</text:span></text:p>
              </text:list-item>
            </text:list>
            <text:list text:style-name="L2">
              <text:list-item>
                <text:p text:style-name="P5"><text:span text:style-name="T4">Chat Persistance</text:span></text:p>
              </text:list-item>
            </text:list>
            <text:list text:style-name="L2">
              <text:list-item>
                <text:p text:style-name="P5"><text:span text:style-name="T4">Chat List Snipp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Questions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11-09T05:56:32</dc:date>
    <dc:language>fi-FI</dc:language>
    <meta:editing-cycles>41</meta:editing-cycles>
    <meta:editing-duration>P1DT0H8M48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